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3" style:family="paragraph" style:parent-style-name="Standard">
      <style:paragraph-properties fo:text-align="justify" style:justify-single-word="fals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justify" style:justify-single-wor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5in" fo:margin-right="0.5in" fo:text-align="justify" style:justify-single-word="false" fo:text-indent="0in" style:auto-text-indent="false"/>
      <style:text-properties style:use-window-font-color="true" style:font-name="ArialMT" fo:font-size="12pt" style:font-name-asian="ArialMT" style:font-size-asian="12pt" style:font-name-complex="ArialMT" style:font-size-complex="12pt"/>
    </style:style>
    <style:style style:name="P9" style:family="paragraph" style:parent-style-name="Standard">
      <style:paragraph-properties fo:margin-left="0.5in" fo:margin-right="0.5in" fo:text-align="justify" style:justify-single-word="false" fo:text-indent="0in" style:auto-text-indent="fals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margin-left="0.5in" fo:margin-right="0.5in" fo:text-align="justify" style:justify-single-word="false" fo:text-indent="0in" style:auto-text-indent="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margin-left="0.5in" fo:margin-right="0.5in" fo:text-align="justify" style:justify-single-word="false" fo:text-indent="0in" style:auto-text-indent="false"/>
    </style:style>
    <style:style style:name="P12" style:family="paragraph" style:parent-style-name="Standard">
      <style:paragraph-properties fo:margin-left="0.5in" fo:margin-right="0.5in" fo:text-align="justify" style:justify-single-word="false" fo:text-indent="0in" style:auto-text-indent="false">
        <style:tab-stops>
          <style:tab-stop style:position="0.2866in"/>
        </style:tab-stops>
      </style:paragraph-properties>
    </style:style>
    <style:style style:name="P13" style:family="paragraph" style:parent-style-name="Standard">
      <style:paragraph-properties fo:margin-left="0in" fo:margin-right="0.5in" fo:text-align="justify" style:justify-single-word="false" fo:text-indent="0in" style:auto-text-indent="false"/>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8">
      <style:paragraph-properties fo:text-align="start" style:justify-single-word="false"/>
    </style:style>
    <style:style style:name="P18" style:family="paragraph" style:parent-style-name="Standard">
      <style:paragraph-properties fo:text-align="justify" style:justify-single-word="false"/>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list-style-name="L7">
      <style:paragraph-properties fo:text-align="justify" style:justify-single-word="fals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10">
      <style:paragraph-properties fo:text-align="justify" style:justify-single-word="fals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3" style:family="paragraph" style:parent-style-name="Standard" style:list-style-name="L2">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4" style:family="paragraph" style:parent-style-name="Standard" style:list-style-name="L4">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5" style:family="paragraph" style:parent-style-name="Standard" style:list-style-name="L5">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6" style:family="paragraph" style:parent-style-name="Standard" style:list-style-name="L6">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7" style:family="paragraph" style:parent-style-name="Standard" style:list-style-name="L9">
      <style:paragraph-properties fo:text-align="justify" style:justify-single-word="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5in" fo:margin-right="0.5in" fo:text-align="justify" style:justify-single-word="false" fo:text-indent="0in" style:auto-text-indent="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30" style:family="paragraph" style:parent-style-name="Standard">
      <style:paragraph-properties fo:margin-left="0in" fo:margin-right="0.5in" fo:text-align="justify" style:justify-single-word="false" fo:text-indent="0in" style:auto-text-indent="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31" style:family="paragraph" style:parent-style-name="Standard" style:list-style-name="L3">
      <style:paragraph-properties fo:margin-left="0in" fo:margin-right="0.5in" fo:text-align="justify" style:justify-single-word="false" fo:text-indent="0in" style:auto-text-indent="false"/>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font-size-asian="12pt"/>
    </style:style>
    <style:style style:name="T10" style:family="text">
      <style:text-properties style:font-weight-asian="normal"/>
    </style:style>
    <style:style style:name="T11" style:family="text">
      <style:text-properties style:font-size-complex="12pt"/>
    </style:style>
    <style:style style:name="T12" style:family="text">
      <style:text-properties style:font-weight-complex="normal"/>
    </style:style>
    <style:style style:name="T1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CI 430 Software Engineering</text:p>
      <text:p text:style-name="P6">Project Proposal</text:p>
      <text:p text:style-name="Standard"/>
      <text:p text:style-name="P1"><text:span text:style-name="T3">Project:</text:span><text:tab/><text:tab/><text:tab/></text:p>
      <text:p text:style-name="P1">Major League Betting</text:p>
      <text:p text:style-name="P1"/>
      <text:p text:style-name="P1"><text:span text:style-name="T3">Group:</text:span><text:span text:style-name="T2"><text:tab/></text:span><text:tab/><text:tab/></text:p>
      <text:p text:style-name="P1">Sean C. Allen</text:p>
      <text:p text:style-name="P1">Kyle Trantum</text:p>
      <text:p text:style-name="P1">Stephen Thomas</text:p>
      <text:p text:style-name="P1">Cory Rothert</text:p>
      <text:p text:style-name="P1">Chris Kain</text:p>
      <text:p text:style-name="P1"/>
      <text:p text:style-name="P7">Table of Contents</text:p>
      <text:list xml:id="list1510179998" text:style-name="L1">
        <text:list-item>
          <text:p text:style-name="P15">Overview</text:p>
        </text:list-item>
        <text:list-item>
          <text:p text:style-name="P15">Approach</text:p>
        </text:list-item>
        <text:list-item>
          <text:p text:style-name="P15">Requirements &amp; Implementation</text:p>
          <text:list>
            <text:list-item>
              <text:p text:style-name="P15">User Interface</text:p>
              <text:list>
                <text:list-item>
                  <text:p text:style-name="P15">Profile</text:p>
                </text:list-item>
                <text:list-item>
                  <text:p text:style-name="P15">Games</text:p>
                </text:list-item>
                <text:list-item>
                  <text:p text:style-name="P15">Analysis Tools</text:p>
                </text:list-item>
                <text:list-item>
                  <text:p text:style-name="P15">Leader Boards</text:p>
                </text:list-item>
                <text:list-item>
                  <text:p text:style-name="P15">Achievements</text:p>
                </text:list-item>
              </text:list>
            </text:list-item>
            <text:list-item>
              <text:p text:style-name="P15">Database</text:p>
              <text:list>
                <text:list-item>
                  <text:p text:style-name="P15">Users</text:p>
                </text:list-item>
                <text:list-item>
                  <text:p text:style-name="P15">Sports</text:p>
                </text:list-item>
                <text:list-item>
                  <text:p text:style-name="P15">Games</text:p>
                </text:list-item>
                <text:list-item>
                  <text:p text:style-name="P15">Leaders</text:p>
                </text:list-item>
                <text:list-item>
                  <text:p text:style-name="P15">Updates</text:p>
                </text:list-item>
              </text:list>
            </text:list-item>
            <text:list-item>
              <text:p text:style-name="P15">Data Mining</text:p>
              <text:list>
                <text:list-item>
                  <text:p text:style-name="P15">Sport Information</text:p>
                </text:list-item>
                <text:list-item>
                  <text:p text:style-name="P15">Game Results</text:p>
                </text:list-item>
                <text:list-item>
                  <text:p text:style-name="P15">'Live' Stream</text:p>
                </text:list-item>
              </text:list>
            </text:list-item>
            <text:list-item>
              <text:p text:style-name="P15">Odds Calculation Algorithms</text:p>
              <text:list>
                <text:list-item>
                  <text:p text:style-name="P15">Over-Under</text:p>
                </text:list-item>
                <text:list-item>
                  <text:p text:style-name="P15">Spread</text:p>
                </text:list-item>
                <text:list-item>
                  <text:p text:style-name="P15">Money Line</text:p>
                </text:list-item>
              </text:list>
            </text:list-item>
            <text:list-item>
              <text:p text:style-name="P15">Administrator Tools</text:p>
              <text:list>
                <text:list-item>
                  <text:p text:style-name="P15">Odds Analysis</text:p>
                </text:list-item>
                <text:list-item>
                  <text:p text:style-name="P15">Betting Results</text:p>
                </text:list-item>
              </text:list>
            </text:list-item>
            <text:list-item>
              <text:p text:style-name="P15">Other Interfacing Tools</text:p>
            </text:list-item>
          </text:list>
        </text:list-item>
      </text:list>
      <text:list xml:id="list1336339675" text:style-name="L8">
        <text:list-item>
          <text:list>
            <text:list-item>
              <text:list>
                <text:list-item>
                  <text:p text:style-name="P17"><text:span text:style-name="T5">Facebook</text:span></text:p>
                </text:list-item>
                <text:list-item>
                  <text:p text:style-name="P17"><text:span text:style-name="T5">Mobile Devices</text:span></text:p>
                </text:list-item>
                <text:list-item>
                  <text:p text:style-name="P17"><text:span text:style-name="T5">Twitter</text:span></text:p>
                </text:list-item>
              </text:list>
            </text:list-item>
          </text:list>
          <text:p text:style-name="P16"/>
        </text:list-item>
      </text:list>
      <text:p text:style-name="P28"/>
      <text:p text:style-name="P14"/>
      <text:p text:style-name="P7">1. <text:s/>Overview</text:p>
      <text:p text:style-name="P7"/>
      <text:p text:style-name="P8">Major League Betting(working title, MLB) is a website that allows its users to place a variety of different bets on a number of offered sporting events using “Fantasy Bucks” as money. <text:s/>Users will chose which games, statistics, and betting styles they wish to place their wagers on and their player data, betting history, and winnings will be stored for them to view and analyze.</text:p>
      <text:p text:style-name="P2"/>
      <text:p text:style-name="P5">2. <text:s/>Approach</text:p>
      <text:p text:style-name="P5"/>
      <text:p text:style-name="P9">The technical aspects of MLB will be implemented using the following software packages for their respective systems:</text:p>
      <text:p text:style-name="P9">The base language used to write the underlying software for this website will be Ruby, and more specifically Ruby on Rails. <text:s/>The user interface/web site will be developed using HTML, CSS, and JQuery. <text:s/>The database will be implemented in mySQL. <text:s/></text:p>
      <text:p text:style-name="P2"/>
      <text:p text:style-name="P5">3. <text:s/>Requirements &amp; Implementation</text:p>
      <text:p text:style-name="P3"/>
      <text:p text:style-name="P3"><text:s text:c="2"/>(a) <text:s/><text:span text:style-name="T7">User Interface</text:span></text:p>
      <text:p text:style-name="P18"/>
      <text:list xml:id="list2078698055" text:style-name="L2">
        <text:list-item>
          <text:p text:style-name="P23">Profile</text:p>
        </text:list-item>
      </text:list>
      <text:p text:style-name="P4"/>
      <text:p text:style-name="P10">The profile page of the user interface will act as a hub for all of the utilities that the user will use to manage his or her account. <text:s/>Utilities available to users will allow them to create new accounts, view and edit their accounts, and delete accounts. <text:s/>Once a user has successfully logged into an account it may be functional and aesthetically pleasing to have a static account view that is always visible while that user navigates the rest of the site.</text:p>
      <text:p text:style-name="P10"/>
      <text:list xml:id="list345478365" text:continue-numbering="true" text:style-name="L2">
        <text:list-item>
          <text:p text:style-name="P23">Games</text:p>
        </text:list-item>
      </text:list>
      <text:p text:style-name="P4"/>
      <text:p text:style-name="P10">The games page will be central to the gambling aspect of the website. <text:s/>The games page will display, based on sport, date, and time, all of the wagering options that a user has to chose from. <text:s/>This display will be customizable to isolate certain sports, games, or dates, and may feature a system by which to track user trends in order to present the most probable games of interest to the user upon login. <text:s/>While in the games page it may be prudent to have a static user account view on a portion of the page, as indicated in (a)i., that will allow the user to track their account while concurrently placing bets.</text:p>
      <text:p text:style-name="P10"/>
      <text:list xml:id="list619437228" text:continue-numbering="true" text:style-name="L2">
        <text:list-item>
          <text:p text:style-name="P23">Analysis Tools</text:p>
        </text:list-item>
      </text:list>
      <text:p text:style-name="P4"/>
      <text:p text:style-name="P9"><text:span text:style-name="T8">In order to provide a more robust and entertaining experience for users, advanced analysis tools will be implemented to allow users to examine their performance in various aspects of their sports betting profile. <text:s/>Visual information </text:span><text:soft-page-break/><text:span text:style-name="T8">on the success and failure statistics should be provided to help assist users in determining their sports knowledge strengths and weaknesses as well as helping to determine best courses to take in order to maximize their gambling success and profits. <text:s/>Implementation of a Best Bet Assistant and Worst Bet Assistant would allow users to have an automated analysis of their betting history calculate the games with the highest and lowest probabilities of success based on past betting trends. <text:s/>A static view of relevant statistical analysis may also be helpful on the games page to aid in the choosing of wagers without the need to constantly navigate between pages. <text:s/>This static analysis view would update with information relevant to the user's current games page display.</text:span></text:p>
      <text:p text:style-name="P4"/>
      <text:list xml:id="list841108501" text:continue-numbering="true" text:style-name="L2">
        <text:list-item>
          <text:p text:style-name="P23">Leader Boards</text:p>
        </text:list-item>
      </text:list>
      <text:p text:style-name="P4"/>
      <text:p text:style-name="P10">The leader boards page will add another layer of robustness and enjoyment to the user experience by allowing them to track their success in relation to the success of their piers. <text:s/>The Leader Boards can be narrowed to show specific results, such as: <text:s/>overall money leaders, monthly leaders, weekly leaders, previous day leaders, and sports specific leader boards for all of the previously stated categories. <text:s/>Leaders boards isolated to regions may also be implemented to allow users to categorize by country, state, city, or zip code. <text:s/>To supplement leader boards and add to user satisfaction a leader notification system may be implemented to allow users to opt to receive notices of their leader board standing which may include email, text message, or Facebook notifications when a user is present on a leader board. <text:s/>This system must be optional and account for being courteous when a leader sits atop a board for more than one day, daily leader notifications may become an annoyance and detract from user enjoyment.</text:p>
      <text:p text:style-name="P10"/>
      <text:p text:style-name="P30"><text:s text:c="5"/>v. <text:s/>Achievements</text:p>
      <text:p text:style-name="P13"/>
      <text:p text:style-name="P12">The achievements page will allow users to track their progress through the world of sports betting. <text:s/>Achievements will be awarded for successful wagers, such as: <text:s/>first win, tenth win, 50<text:span text:style-name="T13">th</text:span> win, first win by sport, $1,000 win, $10,000 win, $100,000 win, total $100,000 won, total $1,000,000 won, etc. <text:s/>The implementation of achievements into the program will require the inclusion of an achievement data base to list achievements and an achievement data field in each user database to track completion of achievements by users. <text:s/></text:p>
      <text:list xml:id="list859452904" text:style-name="L3">
        <text:list-item>
          <text:list>
            <text:list-item>
              <text:list>
                <text:list-header>
                  <text:p text:style-name="P31"/>
                </text:list-header>
              </text:list>
            </text:list-item>
          </text:list>
        </text:list-item>
      </text:list>
      <text:p text:style-name="P3"><text:s text:c="2"/>(b) <text:s/><text:span text:style-name="T7">Database</text:span></text:p>
      <text:p text:style-name="P18"/>
      <text:p text:style-name="P10">Databases will be split into several stand-alone tables to allow for consolidation of information and ease of use. <text:s/>These tables will be fully able to be cross referenced and checked in order to provide data to users and to behind the scenes functionality of the system.</text:p>
      <text:p text:style-name="P10"/>
      <text:list xml:id="list295159721" text:style-name="L4">
        <text:list-item>
          <text:p text:style-name="P24">Users</text:p>
        </text:list-item>
      </text:list>
      <text:p text:style-name="P4"/>
      <text:p text:style-name="P11"><text:span text:style-name="T1">The user database will include all of the information essential to the user's </text:span><text:span text:style-name="T1">profile. <text:s/>The profile may include, but not be limited to, the following data fields: <text:s/></text:span><text:soft-page-break/><text:span text:style-name="T1">unique user name, email address, password, fantasy bucks (money), active, suspended, head-to-head (H2H) table, over-under (OU) table.</text:span></text:p>
      <text:p text:style-name="P10"/>
      <text:list xml:id="list1654901839" text:style-name="L5">
        <text:list-item>
          <text:p text:style-name="P25">Unique User Name: <text:s/>Each user will select a user name when creating his or her account which cannot be the same as any previously selected name.</text:p>
        </text:list-item>
        <text:list-item>
          <text:p text:style-name="P25">Email Address: <text:s/>Each user will select a valid email address which will be sent a verification email before the new user account can be successfully created. Email addresses do not need to be unique to each user, allowing one person to open multiple accounts.</text:p>
        </text:list-item>
        <text:list-item>
          <text:p text:style-name="P25">Fantasy Bucks: <text:s/>Upon the creation of an account a user will be issued 2,000 “Fantasy Bucks” (credits, money) that he or she may use to place wagers on sporting events. <text:s/>Results of wagers will increase or decrease a users total “Fantasy Bucks,” affecting the number and size of future wagers allowed to that user. <text:s/>If a user's “Fantasy Bucks” total drop to zero and that user has no pending wagers then that user will be issued an additional 1,000 “Fantasy Bucks” after a 24 hour penalty period, or an additional 100 “Fantasy Bucks” immediately at a limit of one immediate credit issue per day.</text:p>
        </text:list-item>
        <text:list-item>
          <text:p text:style-name="P25">Active: <text:s/>an active data field will allow users to disable their accounts, or recover form accidental termination without losing their data should they wish to re-activate their account. <text:s/>Upon account creation the active data field will be set to true. <text:s/>If a user should decide to delete their account the active data field for that account will be set to false making the account inaccessible but still intact. <text:s/>To reactivate a deleted account a user only needs to log back into their account, and upon login to an inactive account the active data field is set to true. <text:s/>If a user should wish to keep an account active but reset all data within that account, that user must enter their user password and respond to a verification email in order to prevent accidental account data loss.</text:p>
        </text:list-item>
        <text:list-item>
          <text:p text:style-name="P25">H2H Table: <text:s/>This table will track all of the users bets that relate to head-to-head type betting match-ups. <text:s/>This table will include its own set of data fields as follows:</text:p>
          <text:list>
            <text:list-item>
              <text:p text:style-name="P25">Sport: <text:s/>football, baseball, etc.</text:p>
            </text:list-item>
            <text:list-item>
              <text:p text:style-name="P25">Date: <text:s/>year, day, month, and time of the beginning of the scheduled event.</text:p>
            </text:list-item>
            <text:list-item>
              <text:p text:style-name="P25">Type: <text:s/>Spread or Money-Line.</text:p>
            </text:list-item>
            <text:list-item>
              <text:p text:style-name="P25">Selection: <text:s/>Which team the user selects to either win or cover.</text:p>
            </text:list-item>
            <text:list-item>
              <text:p text:style-name="P25">Amount: <text:s/>The amount of “Fantasy Bucks” wagered on the event.</text:p>
            </text:list-item>
            <text:list-item>
              <text:p text:style-name="P25">Result: <text:s/>Win, loss, or pending.</text:p>
            </text:list-item>
          </text:list>
        </text:list-item>
        <text:list-item>
          <text:p text:style-name="P25">OU Table: <text:s/>This table will track all of the user bets that relate to over-under type betting options. <text:s/>This table will include its own set of data fields as follows:</text:p>
          <text:list>
            <text:list-item>
              <text:p text:style-name="P25">Sport: <text:s/>football, baseball, etc.</text:p>
            </text:list-item>
            <text:list-item>
              <text:p text:style-name="P25">Date: <text:s/>year, day, month, and time of the beginning of the scheduled event.</text:p>
            </text:list-item>
            <text:list-item>
              <text:p text:style-name="P25">Selection: <text:s/>home team, away team, or totals.</text:p>
            </text:list-item>
            <text:list-item>
              <text:p text:style-name="P25">Stat: <text:s/>tds, ints, fbl, yds, rbi, r, h, er, etc.</text:p>
            </text:list-item>
            <text:list-item>
              <text:p text:style-name="P25">Amount: <text:s/>The amount of “Fantasy Bucks” wagered on the event.</text:p>
            </text:list-item>
            <text:list-item>
              <text:p text:style-name="P25">Result: <text:s/>Win, loss, or pending.</text:p>
            </text:list-item>
          </text:list>
        </text:list-item>
      </text:list>
      <text:list xml:id="list586066267" text:continue-list="list295159721" text:style-name="L4">
        <text:list-item>
          <text:p text:style-name="P24">Sports</text:p>
        </text:list-item>
      </text:list>
      <text:p text:style-name="P4"/>
      <text:p text:style-name="P10">In the interest of saving space and time it may be a good idea to implement a <text:soft-page-break/>sports database that will contain team names, logos, season stats and possibly important players. <text:s/>This database will be used to store team info in one place rather than in each bet and will allow for less need to mine data from the internet.</text:p>
      <text:p text:style-name="P10"/>
      <text:list xml:id="list468598841" text:continue-numbering="true" text:style-name="L4">
        <text:list-item>
          <text:p text:style-name="P24">Games</text:p>
          <text:p text:style-name="P24"/>
        </text:list-item>
      </text:list>
      <text:p text:style-name="P10">The games database will have similar functionality as the sports database in that it will allow for one place to seek what games are available to bet on and make completed game data more readily available for use.</text:p>
      <text:p text:style-name="P4"/>
      <text:list xml:id="list1878525299" text:continue-numbering="true" text:style-name="L4">
        <text:list-item>
          <text:p text:style-name="P24">Leaders</text:p>
        </text:list-item>
      </text:list>
      <text:p text:style-name="P4"/>
      <text:p text:style-name="P10">Database that lists user names for the leader boards that will be updated once daily.</text:p>
      <text:p text:style-name="P10"/>
      <text:list xml:id="list1030460260" text:continue-numbering="true" text:style-name="L4">
        <text:list-item>
          <text:p text:style-name="P24">Updates</text:p>
        </text:list-item>
      </text:list>
      <text:p text:style-name="P4"/>
      <text:p text:style-name="P10"><text:tab/>There may be need of a database that will keep a table of scheduled system updates. <text:s/>These updates would include data mining to update game scores as soon as possible to the conclusion of those events.</text:p>
      <text:p text:style-name="P10"/>
      <text:p text:style-name="P3"><text:s text:c="2"/>(c) <text:s text:c="2"/><text:span text:style-name="T7">Data Mining</text:span></text:p>
      <text:p text:style-name="P3"><text:span text:style-name="T7"/></text:p>
      <text:list xml:id="list369758937" text:style-name="L6">
        <text:list-item>
          <text:p text:style-name="P26">Sport Information</text:p>
        </text:list-item>
        <text:list-item>
          <text:p text:style-name="P26">Game Results</text:p>
        </text:list-item>
        <text:list-item>
          <text:p text:style-name="P26">'Live' Stream</text:p>
          <text:p text:style-name="P26"/>
        </text:list-item>
      </text:list>
      <text:p text:style-name="P3"><text:s text:c="2"/>(d) <text:s/><text:span text:style-name="T7">Odds Algorithms</text:span></text:p>
      <text:p text:style-name="P3"><text:span text:style-name="T7"/></text:p>
      <text:list xml:id="list1786092982" text:style-name="L7">
        <text:list-item>
          <text:p text:style-name="P20">Over-under</text:p>
        </text:list-item>
        <text:list-item>
          <text:p text:style-name="P20">Spread</text:p>
        </text:list-item>
        <text:list-item>
          <text:p text:style-name="P20">Money-Line</text:p>
          <text:p text:style-name="P20"/>
        </text:list-item>
      </text:list>
      <text:p text:style-name="P3"><text:s text:c="2"/>(e) <text:s/><text:span text:style-name="T7">Administrator Tools</text:span></text:p>
      <text:p text:style-name="P3"><text:span text:style-name="T7"/></text:p>
      <text:list xml:id="list1765380423" text:style-name="L9">
        <text:list-item>
          <text:p text:style-name="P27">Odds Analysis</text:p>
        </text:list-item>
        <text:list-item>
          <text:p text:style-name="P27">Betting Results</text:p>
        </text:list-item>
      </text:list>
      <text:p text:style-name="P4"/>
      <text:p text:style-name="P4"><text:s text:c="2"/>(f) <text:s/>Other Interfacing Tools</text:p>
      <text:p text:style-name="P4"/>
      <text:list xml:id="list474084976" text:style-name="L10">
        <text:list-item>
          <text:p text:style-name="P21">Facebook</text:p>
        </text:list-item>
        <text:list-item>
          <text:p text:style-name="P21">Mobile Devices</text:p>
        </text:list-item>
        <text:list-item>
          <text:p text:style-name="P21">Twit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Allen</meta:initial-creator>
    <meta:creation-date>2011-09-07T12:26:37</meta:creation-date>
    <dc:date>2011-09-08T11:39:38</dc:date>
    <dc:creator>Sean Allen</dc:creator>
    <meta:editing-duration>PT5H13M30S</meta:editing-duration>
    <meta:editing-cycles>18</meta:editing-cycles>
    <meta:generator>OpenOffice.org/3.3$Unix OpenOffice.org_project/330m20$Build-9567</meta:generator>
    <meta:printed-by>Sean Allen</meta:printed-by>
    <meta:print-date>2011-09-08T10:58:37</meta:print-date>
    <meta:document-statistic meta:table-count="0" meta:image-count="0" meta:object-count="0" meta:page-count="5" meta:paragraph-count="103" meta:word-count="1635" meta:character-count="9521"/>
  </office:meta>
</office:document-meta>
</file>